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5c143" officeooo:paragraph-rsid="001b1a72"/>
    </style:style>
    <style:style style:name="P12" style:family="paragraph" style:parent-style-name="Text_20_body">
      <style:text-properties officeooo:rsid="001611b2" officeooo:paragraph-rsid="001611b2"/>
    </style:style>
    <style:style style:name="P13" style:family="paragraph" style:parent-style-name="Text_20_body">
      <style:text-properties officeooo:paragraph-rsid="001611b2"/>
    </style:style>
    <style:style style:name="P14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5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0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21" style:family="paragraph" style:parent-style-name="Standard">
      <style:paragraph-properties fo:text-align="start" style:justify-single-word="false"/>
      <style:text-properties officeooo:rsid="002d85f1" officeooo:paragraph-rsid="002d85f1"/>
    </style:style>
    <style:style style:name="P22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3" style:family="paragraph" style:parent-style-name="Heading_20_1">
      <style:paragraph-properties fo:text-align="center" style:justify-single-word="false" fo:break-before="page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2d85f1" officeooo:paragraph-rsid="002d85f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2">
      <style:text-properties officeooo:rsid="000fb0c2" officeooo:paragraph-rsid="000fb0c2"/>
    </style:style>
    <style:style style:name="P27" style:family="paragraph" style:parent-style-name="Heading_20_2">
      <style:text-properties officeooo:rsid="0010e5cc" officeooo:paragraph-rsid="0010e5cc"/>
    </style:style>
    <style:style style:name="P28" style:family="paragraph" style:parent-style-name="Heading_20_2">
      <style:text-properties officeooo:rsid="0027a5c1" officeooo:paragraph-rsid="0027a5c1"/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>
      <loext:graphic-properties draw:fill="solid" draw:fill-color="#b2b2b2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officeooo:rsid="001b1a72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T14" style:family="text">
      <style:text-properties officeooo:rsid="002ea86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b2b2b2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b2b2b2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53_884741501" text:style-name="Index_20_Link" text:visited-style-name="Index_20_Link">Préambule<text:tab/>3</text:a></text:p>
          <text:p text:style-name="P29"><text:a xlink:type="simple" xlink:href="#__RefHeading___Toc173_884741501" text:style-name="Index_20_Link" text:visited-style-name="Index_20_Link">Ionic - cordova<text:tab/>3</text:a></text:p>
          <text:p text:style-name="P30"><text:a xlink:type="simple" xlink:href="#__RefHeading___Toc239_884741501" text:style-name="Index_20_Link" text:visited-style-name="Index_20_Link">Quelques commandes utiles<text:tab/>3</text:a></text:p>
          <text:p text:style-name="P30"><text:a xlink:type="simple" xlink:href="#__RefHeading___Toc241_884741501" text:style-name="Index_20_Link" text:visited-style-name="Index_20_Link">Lien vers d’autre documentations utiles<text:tab/>3</text:a></text:p>
          <text:p text:style-name="P29"><text:a xlink:type="simple" xlink:href="#__RefHeading___Toc175_884741501" text:style-name="Index_20_Link" text:visited-style-name="Index_20_Link">Applications sous Ionic<text:tab/>3</text:a></text:p>
          <text:p text:style-name="P25"><text:a xlink:type="simple" xlink:href="#__RefHeading___Toc215_884741501" text:style-name="Index_20_Link" text:visited-style-name="Index_20_Link">Librairies<text:tab/>4</text:a></text:p>
          <text:p text:style-name="P29"><text:a xlink:type="simple" xlink:href="#__RefHeading___Toc217_884741501" text:style-name="Index_20_Link" text:visited-style-name="Index_20_Link">Ajouter une librairie<text:tab/>4</text:a></text:p>
          <text:p text:style-name="P29"><text:a xlink:type="simple" xlink:href="#__RefHeading___Toc219_884741501" text:style-name="Index_20_Link" text:visited-style-name="Index_20_Link">Librairie utilisées<text:tab/>4</text:a></text:p>
          <text:p text:style-name="P25"><text:a xlink:type="simple" xlink:href="#__RefHeading___Toc221_884741501" text:style-name="Index_20_Link" text:visited-style-name="Index_20_Link">Code<text:tab/>6</text:a></text:p>
          <text:p text:style-name="P29"><text:a xlink:type="simple" xlink:href="#__RefHeading___Toc320_670652794" text:style-name="Index_20_Link" text:visited-style-name="Index_20_Link">Appels a l’API<text:tab/>6</text:a></text:p>
          <text:p text:style-name="P29"><text:a xlink:type="simple" xlink:href="#__RefHeading___Toc378_3813061130" text:style-name="Index_20_Link" text:visited-style-name="Index_20_Link">Vérifier la connexion a internet de l’utilisateur<text:tab/>6</text:a></text:p>
          <text:p text:style-name="P25"><text:a xlink:type="simple" xlink:href="#__RefHeading___Toc380_3813061130" text:style-name="Index_20_Link" text:visited-style-name="Index_20_Link">A terminer<text:tab/>7</text:a></text:p>
          <text:p text:style-name="P29"><text:a xlink:type="simple" xlink:href="#__RefHeading___Toc382_3813061130" text:style-name="Index_20_Link" text:visited-style-name="Index_20_Link">Fonctionnalités<text:tab/>7</text:a></text:p>
          <text:p text:style-name="P29"><text:a xlink:type="simple" xlink:href="#__RefHeading___Toc384_3813061130" text:style-name="Index_20_Link" text:visited-style-name="Index_20_Link">Bugs<text:tab/>7</text:a></text:p>
        </text:index-body>
      </text:table-of-content>
      <text:p text:style-name="P4"/>
      <text:p text:style-name="P4"/>
      <text:h text:style-name="P22" text:outline-level="1"><text:bookmark-start text:name="__RefHeading___Toc153_884741501"/>Préambule<text:bookmark-end text:name="__RefHeading___Toc153_884741501"/></text:h>
      <text:h text:style-name="P26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5">- ionic generate (ce dont on a besoin) : créé une page, un service, ou autre</text:p>
      <text:p text:style-name="P5">- ionic serve : lance la version web de l’application</text:p>
      <text:p text:style-name="P5">- ionic cordova build (plateforme) : build l’application pour la plateforme choisie</text:p>
      <text:p text:style-name="P5">- ionic cordova run (plateforme) : build l’application pour la plateforme choisie, puis la lance sur un terminal de ladite plateforme</text:p>
      <text:p text:style-name="P6">- <text:span text:style-name="T3">ionic cordova ressource (plateforme)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2"><text:a xlink:type="simple" xlink:href="https://ionicframework.com/docs" text:style-name="Internet_20_link" text:visited-style-name="Visited_20_Internet_20_Link">https://ionicframework.com/docs</text:a> </text:p>
      <text:p text:style-name="P12"><text:a xlink:type="simple" xlink:href="https://leafletjs.com/reference-1.4.0.html" text:style-name="Internet_20_link" text:visited-style-name="Visited_20_Internet_20_Link">https://leafletjs.com/reference-1.4.0.html</text:a> </text:p>
      <text:h text:style-name="P27" text:outline-level="2"><text:bookmark-start text:name="__RefHeading___Toc175_884741501"/>Applications sous Ionic<text:bookmark-end text:name="__RefHeading___Toc175_884741501"/></text:h>
      <text:p text:style-name="P7">Le fichier : <text:line-break/>/(dossier de l’application)/config.xml <text:line-break/>équivaut a l’androidManifest.xml sur android (a peu près)</text:p>
      <text:p text:style-name="P8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9">Les code de l’application vont dans :<text:line-break/><text:span text:style-name="T1">/(dossier de l’application)/</text:span>src/app/ <text:line-break/>(c’est géré automatiquement avec ionic generate)</text:p>
      <text:p text:style-name="P9">Les assets sont dans : <text:line-break/><text:span text:style-name="T1">/(dossier de l’application)/</text:span>src/assets/ <text:line-break/>(bon c’est évident)</text:p>
      <text:p text:style-name="P9"/>
      <text:h text:style-name="P23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2">Si la librairie n’implique pas d’utiliser des fonctions natives de l’appareil, un npm install suffit</text:p>
      <text:p text:style-name="P13"><text:span text:style-name="T4">Si la librairie en implique, vous devrez utiliser la commande</text:span><text:span text:style-name="T7"> </text:span><text:span text:style-name="T5">ionic cordova plugin add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11">@angular-devkit/build-angular: 0.13.8</text:p>
      <text:p text:style-name="P11">@angular/common: 7.2.13</text:p>
      <text:p text:style-name="P10">@angular/core: 7.2.13</text:p>
      <text:p text:style-name="P10">@angular/forms: 7.2.13</text:p>
      <text:p text:style-name="P10">@angular/http: 7.2.13</text:p>
      <text:p text:style-name="P11">@angular/platform-browser: 7.2.13</text:p>
      <text:p text:style-name="P11">@angular/platform-browser-dynamic: 7.2.13</text:p>
      <text:p text:style-name="P10">@angular/router: 7.2.13</text:p>
      <text:p text:style-name="P10">@ionic-native/app-preferences: 5.5.0</text:p>
      <text:p text:style-name="P10">@ionic-native/app-version: 5.5.0</text:p>
      <text:p text:style-name="P11">@ionic-native/core: 5.5.0</text:p>
      <text:p text:style-name="P11">@ionic-native/file: 5.5.0</text:p>
      <text:p text:style-name="P10">@ionic-native/geolocation: 5.5.0</text:p>
      <text:p text:style-name="P10">@ionic-native/ionic-webview: 5.6.1</text:p>
      <text:p text:style-name="P10">@ionic-native/network: 5.5.0</text:p>
      <text:p text:style-name="P10">@ionic-native/splash-screen: 5.5.0</text:p>
      <text:p text:style-name="P10">@ionic-native/sqlite: 5.6.1</text:p>
      <text:p text:style-name="P10">@ionic-native/status-bar: 5.5.0</text:p>
      <text:p text:style-name="P10">@ionic/angular: 4.3.0</text:p>
      <text:p text:style-name="P10">@ionic/storage: 2.2.0</text:p>
      <text:p text:style-name="P10">color: 3.1.0</text:p>
      <text:p text:style-name="P10">cordova-android: 8.0.0</text:p>
      <text:p text:style-name="P10">cordova-plugin-advanced-http: 2.0.9</text:p>
      <text:p text:style-name="P10"><text:soft-page-break/>cordova-plugin-app-version: <text:span text:style-name="T10">0</text:span>.1.9</text:p>
      <text:p text:style-name="P10">cordova-plugin-device: 2.0.2</text:p>
      <text:p text:style-name="P10">cordova-plugin-file: 6.0.1</text:p>
      <text:p text:style-name="P10">cordova-plugin-geolocation: 4.0.1</text:p>
      <text:p text:style-name="P10">cordova-plugin-ionic-keyboard: 2.1.3</text:p>
      <text:p text:style-name="P10">cordova-plugin-ionic-webview: 3.1.2</text:p>
      <text:p text:style-name="P10">cordova-plugin-network-information: 2.0.1</text:p>
      <text:p text:style-name="P10">cordova-plugin-splashscreen: 5.0.2</text:p>
      <text:p text:style-name="P10">cordova-plugin-statusbar: 2.4.2</text:p>
      <text:p text:style-name="P10">cordova-plugin-whitelist: 1.3.3</text:p>
      <text:p text:style-name="P10">cordova-sqlite-storage: 3.1.0</text:p>
      <text:p text:style-name="P10">core-js: 2.5.4</text:p>
      <text:p text:style-name="P10">help: 3.0.2</text:p>
      <text:p text:style-name="P10">karma: 4.1.0</text:p>
      <text:p text:style-name="P10">leaflet: 1.4.0</text:p>
      <text:p text:style-name="P10">leaflet-tilelayer-mbtiles-ts: 1.4.9</text:p>
      <text:p text:style-name="P10">node-sass: 4.12.0</text:p>
      <text:p text:style-name="P10">rxjs: 6.3.3</text:p>
      <text:p text:style-name="P10">sql.js: 0.5.0</text:p>
      <text:p text:style-name="P10">tar: 4.4.8</text:p>
      <text:p text:style-name="P10">zone.js: 0.8.29</text:p>
      <text:p text:style-name="P10"/>
      <text:h text:style-name="P23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4"><draw:frame text:anchor-type="paragraph" draw:z-index="0" draw:name="Forme1" draw:style-name="gr1" draw:text-style-name="P31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forceRefresh est un booléen (par défaut a false), requeteType est un string (par défaut a "base"</text:span>, <text:span text:style-name="T11">et id un nombre (par défaut a 0).</text:span></text:p>
      <text:p text:style-name="P15">res est le résultat de la requête, un JSON, <text:span text:style-name="T12">ou, quand l’appli n’arrivais pas a lire ça proprement, un tableau de JSON</text:span>, qu’on passe dans une fonction pour l’utiliser</text:p>
      <text:p text:style-name="P15"/>
      <text:p text:style-name="P15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requeteType</text:p>
          </table:table-cell>
          <table:table-cell table:style-name="Tableau1.B1" office:value-type="string">
            <text:p text:style-name="P18">Résultat</text:p>
          </table:table-cell>
        </table:table-row>
        <table:table-row>
          <table:table-cell table:style-name="Tableau1.A2" office:value-type="string">
            <text:p text:style-name="P17">"base"</text:p>
          </table:table-cell>
          <table:table-cell table:style-name="Tableau1.B2" office:value-type="string">
            <text:p text:style-name="P19">Renvoi la liste des visites possible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17">"maille"</text:p>
          </table:table-cell>
          <table:table-cell table:style-name="Tableau1.B2" office:value-type="string">
            <text:p text:style-name="P19">Renvoi le géojson des mailles associé a l’id</text:p>
          </table:table-cell>
        </table:table-row>
        <table:table-row>
          <table:table-cell table:style-name="Tableau1.A2" office:value-type="string">
            <text:p text:style-name="P17">"visite"</text:p>
          </table:table-cell>
          <table:table-cell table:style-name="Tableau1.B2" office:value-type="string">
            <text:p text:style-name="P19">Renvoi les données relative a la visite associé a l’id</text:p>
          </table:table-cell>
        </table:table-row>
        <table:table-row>
          <table:table-cell table:style-name="Tableau1.A2" office:value-type="string">
            <text:p text:style-name="P17">"observeur"</text:p>
          </table:table-cell>
          <table:table-cell table:style-name="Tableau1.B2" office:value-type="string">
            <text:p text:style-name="P19">Renvoi tous les observateur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17">"perturbations"</text:p>
          </table:table-cell>
          <table:table-cell table:style-name="Tableau1.B2" office:value-type="string">
            <text:p text:style-name="P19">Renvoi toutes les perturbation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17">"organisme"</text:p>
          </table:table-cell>
          <table:table-cell table:style-name="Tableau1.B2" office:value-type="string">
            <text:p text:style-name="P19">Renvoi tous les organisme, et les données qui leurs sont relative<text:span text:style-name="T12">s</text:span></text:p>
          </table:table-cell>
        </table:table-row>
      </table:table>
      <text:p text:style-name="P16"/>
      <text:h text:style-name="P28" text:outline-level="2"><text:bookmark-start text:name="__RefHeading___Toc378_3813061130"/>Vérifier la connexion a internet de l’utilisateur<text:bookmark-end text:name="__RefHeading___Toc378_3813061130"/></text:h>
      <text:p text:style-name="P14"><draw:frame text:anchor-type="paragraph" draw:z-index="1" draw:name="Forme1" draw:style-name="gr2" draw:text-style-name="P31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4" text:outline-level="1"><text:bookmark-start text:name="__RefHeading___Toc380_3813061130"/>A terminer<text:bookmark-end text:name="__RefHeading___Toc380_3813061130"/></text:h>
      <text:h text:style-name="Heading_20_2" text:outline-level="2"><text:bookmark-start text:name="__RefHeading___Toc382_3813061130"/>Fonctionnalités<text:bookmark-end text:name="__RefHeading___Toc382_3813061130"/></text:h>
      <text:p text:style-name="P21">Lecture dans la carte SD au lieu de files (en attente d’une réponse sur cette question stack Overflow : <text:a xlink:type="simple" xlink:href="https://stackoverflow.com/questions/56802609/cordova-diagnostic-exception-on-diagnostic-getexternalsdcarddetails" text:style-name="Internet_20_link" text:visited-style-name="Visited_20_Internet_20_Link">https://stackoverflow.com/questions/56802609/cordova-diagnostic-exception-on-diagnostic-getexternalsdcarddetails</text:a> )</text:p>
      <text:h text:style-name="Heading_20_2" text:outline-level="2"><text:bookmark-start text:name="__RefHeading___Toc384_3813061130"/>Bugs<text:bookmark-end text:name="__RefHeading___Toc384_3813061130"/></text:h>
      <text:p text:style-name="P21">L’appli ne se connecte plus a l’api sur android, mais le fait sur navigateur ( apparu pendant le dev de <text:s/>la v0.4.0 ). <text:span text:style-name="T14">Voici ce qui est envoyé :</text:span></text:p>
      <text:p text:style-name="P21">{"headers":{"normalizedNames":{},"lazyUpdate":null,"headers":{}},"status":0,"statusText":"Unknown Error","url":"http://demo.geonature.fr/geonature/api/auth/login","ok":false,"name":"HttpErrorResponse","message":"Http failure response for http://demo.geonature.fr/geonature/api/auth/login: 0 Unknown Error","error":{"isTrusted":tru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7-10T12:12:57.952301525</dc:date>
    <meta:editing-duration>PT4H29M6S</meta:editing-duration>
    <meta:editing-cycles>20</meta:editing-cycles>
    <meta:document-statistic meta:table-count="1" meta:image-count="0" meta:object-count="0" meta:page-count="7" meta:paragraph-count="109" meta:word-count="574" meta:character-count="4762" meta:non-whitespace-character-count="4284"/>
  </office:meta>
</office:document-meta>
</file>